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geom</text:p>
          </table:table-cell>
        </table:table-row>
        <table:table-row>
          <table:table-cell office:value-type="string">
            <text:p/>
          </table:table-cell>
          <table:table-cell office:value-type="string">
            <text:p>GEOM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399</text:p>
          </table:table-cell>
          <table:table-cell office:value-type="string">
            <text:p/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 OSI-0635, OSI-0440, GEOM-0002, 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5</text:p>
          </table:table-cell>
          <table:table-cell office:value-type="string">
            <text:p/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 OSI-0634, 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1</text:p>
          </table:table-cell>
          <table:table-cell office:value-type="string">
            <text:p/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2</text:p>
          </table:table-cell>
          <table:table-cell office:value-type="string">
            <text:p/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3</text:p>
          </table:table-cell>
          <table:table-cell office:value-type="string">
            <text:p/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4</text:p>
          </table:table-cell>
          <table:table-cell office:value-type="string">
            <text:p/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5</text:p>
          </table:table-cell>
          <table:table-cell office:value-type="string">
            <text:p/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6</text:p>
          </table:table-cell>
          <table:table-cell office:value-type="string">
            <text:p/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7</text:p>
          </table:table-cell>
          <table:table-cell office:value-type="string">
            <text:p/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9</text:p>
          </table:table-cell>
          <table:table-cell office:value-type="string">
            <text:p/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10</text:p>
          </table:table-cell>
          <table:table-cell office:value-type="string">
            <text:p/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4</text:p>
          </table:table-cell>
          <table:table-cell office:value-type="string">
            <text:p/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 OSI-0441, OSI-0442, OSI-0443, OSI-0444, OSI-0634, 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5</text:p>
          </table:table-cell>
          <table:table-cell office:value-type="string">
            <text:p/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 OSI-0635, 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6</text:p>
          </table:table-cell>
          <table:table-cell office:value-type="string">
            <text:p/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 OSI-0441, OSI-0442, OSI-0443, OSI-0444, OSI-0635, 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7</text:p>
          </table:table-cell>
          <table:table-cell office:value-type="string">
            <text:p/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8</text:p>
          </table:table-cell>
          <table:table-cell office:value-type="string">
            <text:p/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9</text:p>
          </table:table-cell>
          <table:table-cell office:value-type="string">
            <text:p/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0</text:p>
          </table:table-cell>
          <table:table-cell office:value-type="string">
            <text:p/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1</text:p>
          </table:table-cell>
          <table:table-cell office:value-type="string">
            <text:p/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 OSI-0631, OSI-0632, 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2</text:p>
          </table:table-cell>
          <table:table-cell office:value-type="string">
            <text:p/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 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3</text:p>
          </table:table-cell>
          <table:table-cell office:value-type="string">
            <text:p/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21</text:p>
          </table:table-cell>
          <table:table-cell office:value-type="string">
            <text:p/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 OSI-0415, OSI-0417, 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0</text:p>
          </table:table-cell>
          <table:table-cell office:value-type="string">
            <text:p/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1</text:p>
          </table:table-cell>
          <table:table-cell office:value-type="string">
            <text:p/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6</text:p>
          </table:table-cell>
          <table:table-cell office:value-type="string">
            <text:p/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7</text:p>
          </table:table-cell>
          <table:table-cell office:value-type="string">
            <text:p/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8</text:p>
          </table:table-cell>
          <table:table-cell office:value-type="string">
            <text:p/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9</text:p>
          </table:table-cell>
          <table:table-cell office:value-type="string">
            <text:p/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2</text:p>
          </table:table-cell>
          <table:table-cell office:value-type="string">
            <text:p/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3</text:p>
          </table:table-cell>
          <table:table-cell office:value-type="string">
            <text:p/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13</text:p>
          </table:table-cell>
          <table:table-cell office:value-type="string">
            <text:p/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2</text:p>
          </table:table-cell>
          <table:table-cell office:value-type="string">
            <text:p>http://csys.cosmobots.eu:3000/issues/4142</text:p>
          </table:table-cell>
          <table:table-cell office:value-type="string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54</text:p>
          </table:table-cell>
          <table:table-cell office:value-type="string">
            <text:p>http://csys.cosmobots.eu:3000/issues/4154</text:p>
          </table:table-cell>
          <table:table-cell office:value-type="string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55</text:p>
          </table:table-cell>
          <table:table-cell office:value-type="string">
            <text:p>http://csys.cosmobots.eu:3000/issues/4155</text:p>
          </table:table-cell>
          <table:table-cell office:value-type="string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478</text:p>
          </table:table-cell>
          <table:table-cell office:value-type="string">
            <text:p>http://csys.cosmobots.eu:3000/issues/4478</text:p>
          </table:table-cell>
          <table:table-cell office:value-type="string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477</text:p>
          </table:table-cell>
          <table:table-cell office:value-type="string">
            <text:p>http://csys.cosmobots.eu:3000/issues/4477</text:p>
          </table:table-cell>
          <table:table-cell office:value-type="string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5</text:p>
          </table:table-cell>
          <table:table-cell office:value-type="string">
            <text:p>http://csys.cosmobots.eu:3000/issues/4145</text:p>
          </table:table-cell>
          <table:table-cell office:value-type="string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3</text:p>
          </table:table-cell>
          <table:table-cell office:value-type="string">
            <text:p>http://csys.cosmobots.eu:3000/issues/4143</text:p>
          </table:table-cell>
          <table:table-cell office:value-type="string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4</text:p>
          </table:table-cell>
          <table:table-cell office:value-type="string">
            <text:p>http://csys.cosmobots.eu:3000/issues/4144</text:p>
          </table:table-cell>
          <table:table-cell office:value-type="string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6</text:p>
          </table:table-cell>
          <table:table-cell office:value-type="string">
            <text:p>http://csys.cosmobots.eu:3000/issues/4146</text:p>
          </table:table-cell>
          <table:table-cell office:value-type="string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